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65a5" officeooo:paragraph-rsid="000265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sent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03:58:39.297000000</meta:creation-date>
    <dc:date>2017-06-27T03:59:52.217000000</dc:date>
    <meta:editing-duration>PT1M20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4.3.4.1$Windows_x86 LibreOffice_project/bc356b2f991740509f321d70e4512a6a54c5f243</meta:generator>
  </office:meta>
</office:document-meta>
</file>